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0929a" officeooo:paragraph-rsid="0000929a"/>
    </style:style>
    <style:style style:name="P2" style:family="paragraph" style:parent-style-name="Standard" style:list-style-name="L2">
      <style:text-properties officeooo:rsid="0000929a" officeooo:paragraph-rsid="00016e98"/>
    </style:style>
    <style:style style:name="P3" style:family="paragraph" style:parent-style-name="Standard" style:list-style-name="L2">
      <style:text-properties officeooo:rsid="0006e372" officeooo:paragraph-rsid="0006e372"/>
    </style:style>
    <style:style style:name="T1" style:family="text">
      <style:text-properties officeooo:rsid="00016e98"/>
    </style:style>
    <style:style style:name="T2" style:family="text">
      <style:text-properties officeooo:rsid="00050d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26046081970318713" text:style-name="L2">
        <text:list-item>
          <text:p text:style-name="P1">Upload a folder called LIB to the root of the project folder i.e fateh/LIB</text:p>
        </text:list-item>
        <text:list-item>
          <text:p text:style-name="P1">There a file in the css folder called jquery.countdownTimer.css, upload this file to the css folder in the fateh project i.e fateh/css/ jquery.countdownTimer.css</text:p>
        </text:list-item>
        <text:list-item>
          <text:p text:style-name="P1">Add this script and css link to subject1.php file</text:p>
          <text:p text:style-name="P1">&lt;script type="text/javascript" src="./LIB/jquery-2.0.3.js"&gt;&lt;/script&gt;</text:p>
          <text:p text:style-name="P1"><text:s/>&lt;script type="text/javascript" src="./LIB/jquery.countdownTimer.js"&gt;&lt;/script&gt;</text:p>
          <text:p text:style-name="P1"><text:s/>&lt;link rel="stylesheet" type="text/css" href="./css/jquery.countdownTimer.css" /&gt;</text:p>
        </text:list-item>
        <text:list-item>
          <text:p text:style-name="P1"><text:span text:style-name="T2">In subject1.php file, t</text:span>here is a &lt;div class=”col-md-5”&gt;put timer here&lt;/div&gt;, Repalce the “put timer here” with this code:</text:p>
          <text:p text:style-name="P1">&lt;h3&gt;&lt;u&gt;Time&lt;/u&gt;&lt;/h3&gt;</text:p>
          <text:p text:style-name="P1"><text:tab/> <text:s text:c="27"/>&lt;table style="border:0px;"&gt;</text:p>
          <text:p text:style-name="P1"><text:tab/> <text:s text:c="31"/>&lt;tr&gt;</text:p>
          <text:p text:style-name="P1"><text:tab/> <text:s text:c="35"/>&lt;td style="width:60px;text-align:center;"&gt;Minutes&lt;/td&gt;</text:p>
          <text:p text:style-name="P1"><text:tab/> <text:s text:c="35"/>&lt;td style="width:70px;text-align:center;"&gt;Seconds&lt;/td&gt;</text:p>
          <text:p text:style-name="P1"><text:tab/> <text:s text:c="31"/>&lt;/tr&gt;</text:p>
          <text:p text:style-name="P1"><text:tab/> <text:s text:c="31"/>&lt;tr&gt;</text:p>
          <text:p text:style-name="P1"><text:tab/> <text:s text:c="35"/>&lt;td colspan="4"&gt;&lt;span id="ms_timer"&gt;&lt;/span&gt;&lt;/td&gt;</text:p>
          <text:p text:style-name="P1"><text:tab/> <text:s text:c="31"/>&lt;/tr&gt;</text:p>
          <text:p text:style-name="P1"><text:tab/> <text:s text:c="27"/>&lt;/table&gt;</text:p>
          <text:p text:style-name="P1"><text:tab/> <text:s text:c="27"/>&lt;script&gt;</text:p>
          <text:p text:style-name="P1"><text:tab/> <text:s text:c="31"/>$(function(){</text:p>
          <text:p text:style-name="P1"><text:tab/> <text:s text:c="35"/>$('#ms_timer').countdowntimer({</text:p>
          <text:p text:style-name="P1"><text:tab/> <text:s text:c="39"/>minutes :20,</text:p>
          <text:p text:style-name="P1"><text:tab/> <text:s text:c="39"/>seconds : 0,</text:p>
          <text:p text:style-name="P1"><text:tab/> <text:s text:c="39"/>size : "lg",</text:p>
          <text:p text:style-name="P2"><text:tab/> <text:s text:c="39"/>expiryUrl:"<text:span text:style-name="T1">subject3.php</text:span>"</text:p>
          <text:p text:style-name="P1"><text:tab/> <text:s text:c="35"/>});</text:p>
          <text:p text:style-name="P1"><text:tab/> <text:s text:c="31"/>});</text:p>
          <text:p text:style-name="P1"><text:tab/> <text:s text:c="27"/>&lt;/script</text:p>
          <text:p text:style-name="P3">Enjoy the tim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0:44:19.224450196</meta:creation-date>
    <dc:date>2016-07-26T21:04:20.860962605</dc:date>
    <meta:editing-duration>PT20M2S</meta:editing-duration>
    <meta:editing-cycles>5</meta:editing-cycles>
    <meta:generator>LibreOffice/4.4.6.3$Linux_x86 LibreOffice_project/40m0$Build-3</meta:generator>
    <meta:document-statistic meta:table-count="0" meta:image-count="0" meta:object-count="0" meta:page-count="1" meta:paragraph-count="28" meta:word-count="136" meta:character-count="1695" meta:non-whitespace-character-count="950"/>
  </office:meta>
</office:document-meta>
</file>